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5ff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5ff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5ff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5ff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5ff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5ff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5ff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5ff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5ff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5ff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5ff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5ff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5ff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5ff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5ff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5ff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5ff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amuel Enrique Marcano Gudiñ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1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38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nuel Enrique Marcano Sempru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08531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2.3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0" meta:non-whitespace-character-count="1003"/>
    <meta:template xlink:type="simple" xlink:actuate="onRequest" xlink:title="Normal" xlink:href=""/>
  </office:meta>
</office:document-meta>
</file>